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5" style:family="table-cell" style:parent-style-name="Default" style:data-style-name="N64"/>
    <style:style style:name="ce7" style:family="table-cell" style:parent-style-name="Default" style:data-style-name="N104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 calcext:value-type="string">
            <text:p>Bass Guitar Lab Hours (6<text:span text:style-name="T1">th</text:span>)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table:style-name="ce2" office:value-type="time" office:time-value="PT10H45M00S" calcext:value-type="time">
            <text:p>10:45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2]-[.B2]" office:value-type="time" office:time-value="PT01H05M00S" calcext:value-type="time">
            <text:p>01:05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ce2" office:value-type="time" office:time-value="PT12H00M00S" calcext:value-type="time">
            <text:p>12:00:00 PM</text:p>
          </table:table-cell>
          <table:table-cell table:style-name="ce2" office:value-type="time" office:time-value="PT15H00M00S" calcext:value-type="time">
            <text:p>03:00:00 PM</text:p>
          </table:table-cell>
          <table:table-cell table:formula="of:=[.C3]-[.B3]" office:value-type="time" office:time-value="PT03H00M00S" calcext:value-type="time">
            <text:p>03:0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table:style-name="ce2" office:value-type="time" office:time-value="PT11H00M00S" calcext:value-type="time">
            <text:p>11:00:00 AM</text:p>
          </table:table-cell>
          <table:table-cell table:style-name="ce2" office:value-type="time" office:time-value="PT12H00M00S" calcext:value-type="time">
            <text:p>12:00:00 PM</text:p>
          </table:table-cell>
          <table:table-cell table:formula="of:=[.C5]-[.B5]" office:value-type="time" office:time-value="PT01H00M00S" calcext:value-type="time">
            <text:p>01:0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4H50M00S" calcext:value-type="time">
            <text:p>02:50:00 PM</text:p>
          </table:table-cell>
          <table:table-cell table:formula="of:=[.C6]-[.B6]" office:value-type="time" office:time-value="PT01H50M00S" calcext:value-type="time">
            <text:p>01:5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3-12" calcext:value-type="date">
            <text:p>03/12/25</text:p>
          </table:table-cell>
          <table:table-cell table:style-name="ce2" office:value-type="time" office:time-value="PT11H10M00S" calcext:value-type="time">
            <text:p>11:10:00 AM</text:p>
          </table:table-cell>
          <table:table-cell table:style-name="ce2" office:value-type="time" office:time-value="PT11H45M00S" calcext:value-type="time">
            <text:p>11:45:00 AM</text:p>
          </table:table-cell>
          <table:table-cell table:formula="of:=[.C8]-[.B8]" office:value-type="time" office:time-value="PT00H35M00S" calcext:value-type="time">
            <text:p>00:35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ce2" office:value-type="time" office:time-value="PT13H30M00S" calcext:value-type="time">
            <text:p>01:30:00 PM</text:p>
          </table:table-cell>
          <table:table-cell table:style-name="ce2" office:value-type="time" office:time-value="PT14H30M00S" calcext:value-type="time">
            <text:p>02:30:00 PM</text:p>
          </table:table-cell>
          <table:table-cell table:formula="of:=[.C9]-[.B9]" office:value-type="time" office:time-value="PT01H00M00S" calcext:value-type="time">
            <text:p>01:00:00</text:p>
          </table:table-cell>
          <table:table-cell office:value-type="string" calcext:value-type="string">
            <text:p>CAD plann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table:style-name="ce2" office:value-type="time" office:time-value="PT10H30M00S" calcext:value-type="time">
            <text:p>10:3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11]-[.B11]" office:value-type="time" office:time-value="PT01H20M00S" calcext:value-type="time">
            <text:p>01:2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ce2" office:value-type="time" office:time-value="PT13H15M00S" calcext:value-type="time">
            <text:p>01:15:00 PM</text:p>
          </table:table-cell>
          <table:table-cell table:style-name="ce2" office:value-type="time" office:time-value="PT15H00M00S" calcext:value-type="time">
            <text:p>03:00:00 PM</text:p>
          </table:table-cell>
          <table:table-cell table:formula="of:=[.C12]-[.B12]" office:value-type="time" office:time-value="PT01H45M00S" calcext:value-type="time">
            <text:p>01:45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table:style-name="ce2" office:value-type="time" office:time-value="PT10H00M00S" calcext:value-type="time">
            <text:p>10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14]-[.B14]" office:value-type="time" office:time-value="PT01H50M00S" calcext:value-type="time">
            <text:p>01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5H10M00S" calcext:value-type="time">
            <text:p>03:10:00 PM</text:p>
          </table:table-cell>
          <table:table-cell table:formula="of:=[.C15]-[.B15]" office:value-type="time" office:time-value="PT02H10M00S" calcext:value-type="time">
            <text:p>02:1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k total</text:p>
          </table:table-cell>
          <table:table-cell table:formula="of:=SUM([.D2:.D15])" office:value-type="time" office:time-value="PT15H35M00S" calcext:value-type="time">
            <text:p>15:35:00</text:p>
          </table:table-cell>
          <table:table-cell/>
        </table:table-row>
        <table:table-row table:style-name="ro1">
          <table:table-cell office:value-type="string" calcext:value-type="string">
            <text:p>Week 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4H51M00S" calcext:value-type="time">
            <text:p>02:51:00 PM</text:p>
          </table:table-cell>
          <table:table-cell table:formula="of:=[.C18]-[.B18]" office:value-type="time" office:time-value="PT02H01M00S" calcext:value-type="time">
            <text:p>02:01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 table:style-name="ce1"/>
          <table:table-cell table:style-name="ce2" office:value-type="time" office:time-value="PT18H00M00S" calcext:value-type="time">
            <text:p>06:00:00 PM</text:p>
          </table:table-cell>
          <table:table-cell table:style-name="ce2" office:value-type="time" office:time-value="PT19H20M00S" calcext:value-type="time">
            <text:p>07:20:00 PM</text:p>
          </table:table-cell>
          <table:table-cell table:formula="of:=[.C19]-[.B19]" office:value-type="time" office:time-value="PT01H20M00S" calcext:value-type="time">
            <text:p>01:2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3-18" calcext:value-type="date">
            <text:p>03/18/25</text:p>
          </table:table-cell>
          <table:table-cell table:style-name="ce2" office:value-type="time" office:time-value="PT10H50M00S" calcext:value-type="time">
            <text:p>10:5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21]-[.B21]" office:value-type="time" office:time-value="PT01H00M00S" calcext:value-type="time">
            <text:p>01:0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4H50M00S" calcext:value-type="time">
            <text:p>02:50:00 PM</text:p>
          </table:table-cell>
          <table:table-cell table:formula="of:=[.C22]-[.B22]" office:value-type="time" office:time-value="PT01H50M00S" calcext:value-type="time">
            <text:p>01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table:style-name="ce2" office:value-type="time" office:time-value="PT10H40M00S" calcext:value-type="time">
            <text:p>10:4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24]-[.B24]" office:value-type="time" office:time-value="PT01H10M00S" calcext:value-type="time">
            <text:p>01:1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5H00M00S" calcext:value-type="time">
            <text:p>03:00:00 PM</text:p>
          </table:table-cell>
          <table:table-cell table:formula="of:=[.C25]-[.B25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3-20" calcext:value-type="date">
            <text:p>03/20/25</text:p>
          </table:table-cell>
          <table:table-cell table:style-name="ce2" office:value-type="time" office:time-value="PT11H00M00S" calcext:value-type="time">
            <text:p>11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27]-[.B27]" office:value-type="time" office:time-value="PT00H50M00S" calcext:value-type="time">
            <text:p>00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4H50M00S" calcext:value-type="time">
            <text:p>02:50:00 PM</text:p>
          </table:table-cell>
          <table:table-cell table:formula="of:=[.C28]-[.B28]" office:value-type="time" office:time-value="PT01H50M00S" calcext:value-type="time">
            <text:p>01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table:style-name="ce2" office:value-type="time" office:time-value="PT11H00M00S" calcext:value-type="time">
            <text:p>11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30]-[.B30]" office:value-type="time" office:time-value="PT00H50M00S" calcext:value-type="time">
            <text:p>00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4H50M00S" calcext:value-type="time">
            <text:p>02:50:00 PM</text:p>
          </table:table-cell>
          <table:table-cell table:formula="of:=[.C31]-[.B31]" office:value-type="time" office:time-value="PT01H50M00S" calcext:value-type="time">
            <text:p>01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k total</text:p>
          </table:table-cell>
          <table:table-cell table:formula="of:=SUM([.D18:.D31])" office:value-type="time" office:time-value="PT14H41M00S" calcext:value-type="time">
            <text:p>14:41:00</text:p>
          </table:table-cell>
          <table:table-cell/>
        </table:table-row>
        <table:table-row table:style-name="ro1">
          <table:table-cell office:value-type="string" calcext:value-type="string">
            <text:p>Week 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31" calcext:value-type="date">
            <text:p>03/31/25</text:p>
          </table:table-cell>
          <table:table-cell table:style-name="ce2" office:value-type="time" office:time-value="PT11H00M00S" calcext:value-type="time">
            <text:p>11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34]-[.B34]" office:value-type="time" office:time-value="PT00H50M00S" calcext:value-type="time">
            <text:p>00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4H50M00S" calcext:value-type="time">
            <text:p>02:50:00 PM</text:p>
          </table:table-cell>
          <table:table-cell table:formula="of:=[.C35]-[.B35]" office:value-type="time" office:time-value="PT01H50M00S" calcext:value-type="time">
            <text:p>01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01" calcext:value-type="date">
            <text:p>04/01/25</text:p>
          </table:table-cell>
          <table:table-cell table:style-name="ce2" office:value-type="time" office:time-value="PT11H00M00S" calcext:value-type="time">
            <text:p>11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37]-[.B37]" office:value-type="time" office:time-value="PT00H50M00S" calcext:value-type="time">
            <text:p>00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4H50M00S" calcext:value-type="time">
            <text:p>02:50:00 PM</text:p>
          </table:table-cell>
          <table:table-cell table:formula="of:=[.C38]-[.B38]" office:value-type="time" office:time-value="PT01H50M00S" calcext:value-type="time">
            <text:p>01:50:00</text:p>
          </table:table-cell>
          <table:table-cell office:value-type="string" calcext:value-type="string">
            <text:p>Cod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02" calcext:value-type="date">
            <text:p>04/02/25</text:p>
          </table:table-cell>
          <table:table-cell table:style-name="ce2" office:value-type="time" office:time-value="PT11H00M00S" calcext:value-type="time">
            <text:p>11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40]-[.B40]" office:value-type="time" office:time-value="PT00H50M00S" calcext:value-type="time">
            <text:p>00:5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4H50M00S" calcext:value-type="time">
            <text:p>02:50:00 PM</text:p>
          </table:table-cell>
          <table:table-cell table:formula="of:=[.C41]-[.B41]" office:value-type="time" office:time-value="PT01H50M00S" calcext:value-type="time">
            <text:p>01:5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03" calcext:value-type="date">
            <text:p>04/03/25</text:p>
          </table:table-cell>
          <table:table-cell table:style-name="ce2" office:value-type="time" office:time-value="PT11H00M00S" calcext:value-type="time">
            <text:p>11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43]-[.B43]" office:value-type="time" office:time-value="PT00H50M00S" calcext:value-type="time">
            <text:p>00:5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4H50M00S" calcext:value-type="time">
            <text:p>02:50:00 PM</text:p>
          </table:table-cell>
          <table:table-cell table:formula="of:=[.C44]-[.B44]" office:value-type="time" office:time-value="PT01H50M00S" calcext:value-type="time">
            <text:p>01:5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04" calcext:value-type="date">
            <text:p>04/04/25</text:p>
          </table:table-cell>
          <table:table-cell table:style-name="ce2" office:value-type="time" office:time-value="PT11H00M00S" calcext:value-type="time">
            <text:p>11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46]-[.B46]" office:value-type="time" office:time-value="PT00H50M00S" calcext:value-type="time">
            <text:p>00:50:00</text:p>
          </table:table-cell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4H50M00S" calcext:value-type="time">
            <text:p>02:50:00 PM</text:p>
          </table:table-cell>
          <table:table-cell table:formula="of:=[.C47]-[.B47]" office:value-type="time" office:time-value="PT01H50M00S" calcext:value-type="time">
            <text:p>01:50:00</text:p>
          </table:table-cell>
          <table:table-cell office:value-type="string" calcext:value-type="string">
            <text:p>Cod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k total</text:p>
          </table:table-cell>
          <table:table-cell table:formula="of:=SUM([.D34:.D47])" office:value-type="time" office:time-value="PT13H20M00S" calcext:value-type="time">
            <text:p>13:20:00</text:p>
          </table:table-cell>
          <table:table-cell/>
        </table:table-row>
        <table:table-row table:style-name="ro1">
          <table:table-cell office:value-type="string" calcext:value-type="string">
            <text:p>Week 4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07" calcext:value-type="date">
            <text:p>04/07/25</text:p>
          </table:table-cell>
          <table:table-cell table:style-name="ce2" office:value-type="time" office:time-value="PT09H00M00S" calcext:value-type="time">
            <text:p>09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51]-[.B51]" office:value-type="time" office:time-value="PT02H50M00S" calcext:value-type="time">
            <text:p>02:5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5H00M00S" calcext:value-type="time">
            <text:p>03:00:00 PM</text:p>
          </table:table-cell>
          <table:table-cell table:formula="of:=[.C52]-[.B52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04/08/2025 to 04/14/2025 Absen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15" calcext:value-type="date">
            <text:p>04/15/25</text:p>
          </table:table-cell>
          <table:table-cell table:style-name="ce2" office:value-type="time" office:time-value="PT11H00M00S" calcext:value-type="time">
            <text:p>11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58]-[.B58]" office:value-type="time" office:time-value="PT00H50M00S" calcext:value-type="time">
            <text:p>00:5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5H00M00S" calcext:value-type="time">
            <text:p>03:00:00 PM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16" calcext:value-type="date">
            <text:p>04/16/25</text:p>
          </table:table-cell>
          <table:table-cell table:style-name="ce2" office:value-type="time" office:time-value="PT11H00M00S" calcext:value-type="time">
            <text:p>11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61]-[.B61]" office:value-type="time" office:time-value="PT00H50M00S" calcext:value-type="time">
            <text:p>00:5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5H00M00S" calcext:value-type="time">
            <text:p>03:00:00 PM</text:p>
          </table:table-cell>
          <table:table-cell table:formula="of:=[.C62]-[.B62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17" calcext:value-type="date">
            <text:p>04/17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11H00M00S" calcext:value-type="time">
            <text:p>11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65]-[.B65]" office:value-type="time" office:time-value="PT00H50M00S" calcext:value-type="time">
            <text:p>00:5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5H00M00S" calcext:value-type="time">
            <text:p>03:00:00 PM</text:p>
          </table:table-cell>
          <table:table-cell table:formula="of:=[.C66]-[.B66]" office:value-type="time" office:time-value="PT02H00M00S" calcext:value-type="time">
            <text:p>02:0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18" calcext:value-type="date">
            <text:p>04/18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10H00M00S" calcext:value-type="time">
            <text:p>10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69]-[.B69]" office:value-type="time" office:time-value="PT01H50M00S" calcext:value-type="time">
            <text:p>01:5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5H00M00S" calcext:value-type="time">
            <text:p>03:00:00 PM</text:p>
          </table:table-cell>
          <table:table-cell table:formula="of:=[.C70]-[.B70]" office:value-type="time" office:time-value="PT02H00M00S" calcext:value-type="time">
            <text:p>02:0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19" calcext:value-type="date">
            <text:p>04/19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15H00M00S" calcext:value-type="time">
            <text:p>03:00:00 PM</text:p>
          </table:table-cell>
          <table:table-cell table:style-name="ce2" office:value-type="time" office:time-value="PT17H00M00S" calcext:value-type="time">
            <text:p>05:00:00 PM</text:p>
          </table:table-cell>
          <table:table-cell table:formula="of:=[.C73]-[.B73]" office:value-type="time" office:time-value="PT02H00M00S" calcext:value-type="time">
            <text:p>02:00:00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k total</text:p>
          </table:table-cell>
          <table:table-cell table:formula="of:=SUM([.D58:.D73])" office:value-type="time" office:time-value="PT14H20M00S" calcext:value-type="time">
            <text:p>14:20:0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/>Week 6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21" calcext:value-type="date">
            <text:p>04/21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10H00M00S" calcext:value-type="time">
            <text:p>10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78]-[.B78]" office:value-type="time" office:time-value="PT01H50M00S" calcext:value-type="time">
            <text:p>01:5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5H00M00S" calcext:value-type="time">
            <text:p>03:00:00 PM</text:p>
          </table:table-cell>
          <table:table-cell table:formula="of:=[.C79]-[.B79]" office:value-type="time" office:time-value="PT02H00M00S" calcext:value-type="time">
            <text:p>02:0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22" calcext:value-type="date">
            <text:p>04/22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11H00M00S" calcext:value-type="time">
            <text:p>11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82]-[.B82]" office:value-type="time" office:time-value="PT00H50M00S" calcext:value-type="time">
            <text:p>00:5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4H50M00S" calcext:value-type="time">
            <text:p>02:50:00 PM</text:p>
          </table:table-cell>
          <table:table-cell table:formula="of:=[.C83]-[.B83]" office:value-type="time" office:time-value="PT01H50M00S" calcext:value-type="time">
            <text:p>01:5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23" calcext:value-type="date">
            <text:p>04/23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11H00M00S" calcext:value-type="time">
            <text:p>11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86]-[.B86]" office:value-type="time" office:time-value="PT00H50M00S" calcext:value-type="time">
            <text:p>00:5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5H00M00S" calcext:value-type="time">
            <text:p>03:00:00 PM</text:p>
          </table:table-cell>
          <table:table-cell table:formula="of:=[.C87]-[.B87]" office:value-type="time" office:time-value="PT02H00M00S" calcext:value-type="time">
            <text:p>02:0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24" calcext:value-type="date">
            <text:p>04/24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11H00M00S" calcext:value-type="time">
            <text:p>11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90]-[.B90]" office:value-type="time" office:time-value="PT00H50M00S" calcext:value-type="time">
            <text:p>00:5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5H00M00S" calcext:value-type="time">
            <text:p>03:00:00 PM</text:p>
          </table:table-cell>
          <table:table-cell table:formula="of:=[.C91]-[.B91]" office:value-type="time" office:time-value="PT02H00M00S" calcext:value-type="time">
            <text:p>02:0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25" calcext:value-type="date">
            <text:p>04/25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10H00M00S" calcext:value-type="time">
            <text:p>10:00:00 AM</text:p>
          </table:table-cell>
          <table:table-cell table:style-name="ce2" office:value-type="time" office:time-value="PT11H50M00S" calcext:value-type="time">
            <text:p>11:50:00 AM</text:p>
          </table:table-cell>
          <table:table-cell table:formula="of:=[.C94]-[.B94]" office:value-type="time" office:time-value="PT01H50M00S" calcext:value-type="time">
            <text:p>01:5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5H00M00S" calcext:value-type="time">
            <text:p>03:00:00 PM</text:p>
          </table:table-cell>
          <table:table-cell table:formula="of:=[.C95]-[.B95]" office:value-type="time" office:time-value="PT02H00M00S" calcext:value-type="time">
            <text:p>02:00:00</text:p>
          </table:table-cell>
          <table:table-cell office:value-type="string" calcext:value-type="string">
            <text:p>Code Debugg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26" calcext:value-type="date">
            <text:p>04/26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14H00M00S" calcext:value-type="time">
            <text:p>02:00:00 PM</text:p>
          </table:table-cell>
          <table:table-cell table:style-name="ce2" office:value-type="time" office:time-value="PT17H00M00S" calcext:value-type="time">
            <text:p>05:00:00 PM</text:p>
          </table:table-cell>
          <table:table-cell table:formula="of:=[.C98]-[.B98]" office:value-type="time" office:time-value="PT03H00M00S" calcext:value-type="time">
            <text:p>03:00:00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k total</text:p>
          </table:table-cell>
          <table:table-cell table:formula="of:=SUM([.D78:.D98])" office:value-type="time" office:time-value="PT19H00M00S" calcext:value-type="time">
            <text:p>19:00:00</text:p>
          </table:table-cell>
          <table:table-cell/>
        </table:table-row>
        <table:table-row table:style-name="ro1">
          <table:table-cell office:value-type="string" calcext:value-type="string">
            <text:p>Week 7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28" calcext:value-type="date">
            <text:p>04/28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10H30M00S" calcext:value-type="time">
            <text:p>10:30:00 AM</text:p>
          </table:table-cell>
          <table:table-cell table:style-name="ce2" office:value-type="time" office:time-value="PT12H00M00S" calcext:value-type="time">
            <text:p>12:00:00 PM</text:p>
          </table:table-cell>
          <table:table-cell table:formula="of:=[.C103]-[.B103]" office:value-type="time" office:time-value="PT01H30M00S" calcext:value-type="time">
            <text:p>01:3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5H45M00S" calcext:value-type="time">
            <text:p>03:45:00 PM</text:p>
          </table:table-cell>
          <table:table-cell table:formula="of:=[.C104]-[.B104]" office:value-type="time" office:time-value="PT02H45M00S" calcext:value-type="time">
            <text:p>02:45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29" calcext:value-type="date">
            <text:p>04/29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11H00M00S" calcext:value-type="time">
            <text:p>11:00:00 AM</text:p>
          </table:table-cell>
          <table:table-cell table:style-name="ce2" office:value-type="time" office:time-value="PT12H00M00S" calcext:value-type="time">
            <text:p>12:00:00 PM</text:p>
          </table:table-cell>
          <table:table-cell table:formula="of:=[.C107]-[.B107]" office:value-type="time" office:time-value="PT01H00M00S" calcext:value-type="time">
            <text:p>01:0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6H30M00S" calcext:value-type="time">
            <text:p>04:30:00 PM</text:p>
          </table:table-cell>
          <table:table-cell table:formula="of:=[.C108]-[.B108]" office:value-type="time" office:time-value="PT03H30M00S" calcext:value-type="time">
            <text:p>03:3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ce2" office:value-type="time" office:time-value="PT18H00M00S" calcext:value-type="time">
            <text:p>06:00:00 PM</text:p>
          </table:table-cell>
          <table:table-cell table:style-name="ce2" office:value-type="time" office:time-value="PT20H00M00S" calcext:value-type="time">
            <text:p>08:00:00 PM</text:p>
          </table:table-cell>
          <table:table-cell table:formula="of:=[.C109]-[.B109]" office:value-type="time" office:time-value="PT02H00M00S" calcext:value-type="time">
            <text:p>02:00:00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4-30" calcext:value-type="date">
            <text:p>04/30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08H30M00S" calcext:value-type="time">
            <text:p>08:30:00 AM</text:p>
          </table:table-cell>
          <table:table-cell table:style-name="ce2" office:value-type="time" office:time-value="PT12H00M00S" calcext:value-type="time">
            <text:p>12:00:00 PM</text:p>
          </table:table-cell>
          <table:table-cell table:formula="of:=[.C112]-[.B112]" office:value-type="time" office:time-value="PT03H30M00S" calcext:value-type="time">
            <text:p>03:3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ce2" office:value-type="time" office:time-value="PT13H00M00S" calcext:value-type="time">
            <text:p>01:00:00 PM</text:p>
          </table:table-cell>
          <table:table-cell table:style-name="ce2" office:value-type="time" office:time-value="PT16H00M00S" calcext:value-type="time">
            <text:p>04:00:00 PM</text:p>
          </table:table-cell>
          <table:table-cell table:formula="of:=[.C113]-[.B113]" office:value-type="time" office:time-value="PT03H00M00S" calcext:value-type="time">
            <text:p>03:0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5-01" calcext:value-type="date">
            <text:p>05/01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10H00M00S" calcext:value-type="time">
            <text:p>10:00:00 AM</text:p>
          </table:table-cell>
          <table:table-cell table:style-name="ce2" office:value-type="time" office:time-value="PT12H00M00S" calcext:value-type="time">
            <text:p>12:00:00 PM</text:p>
          </table:table-cell>
          <table:table-cell table:formula="of:=[.C116]-[.B116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ce2" office:value-type="time" office:time-value="PT12H30M00S" calcext:value-type="time">
            <text:p>12:30:00 PM</text:p>
          </table:table-cell>
          <table:table-cell table:style-name="ce2" office:value-type="time" office:time-value="PT16H30M00S" calcext:value-type="time">
            <text:p>04:30:00 PM</text:p>
          </table:table-cell>
          <table:table-cell table:formula="of:=[.C117]-[.B117]" office:value-type="time" office:time-value="PT04H00M00S" calcext:value-type="time">
            <text:p>04:0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5-02" calcext:value-type="date">
            <text:p>05/02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10H30M00S" calcext:value-type="time">
            <text:p>10:30:00 AM</text:p>
          </table:table-cell>
          <table:table-cell table:style-name="ce2" office:value-type="time" office:time-value="PT12H00M00S" calcext:value-type="time">
            <text:p>12:00:00 PM</text:p>
          </table:table-cell>
          <table:table-cell table:formula="of:=[.C120]-[.B120]" office:value-type="time" office:time-value="PT01H30M00S" calcext:value-type="time">
            <text:p>01:3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ce2" office:value-type="time" office:time-value="PT12H45M00S" calcext:value-type="time">
            <text:p>12:45:00 PM</text:p>
          </table:table-cell>
          <table:table-cell table:style-name="ce2" office:value-type="time" office:time-value="PT15H45M00S" calcext:value-type="time">
            <text:p>03:45:00 PM</text:p>
          </table:table-cell>
          <table:table-cell table:formula="of:=[.C121]-[.B121]" office:value-type="time" office:time-value="PT03H00M00S" calcext:value-type="time">
            <text:p>03:0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5-03" calcext:value-type="date">
            <text:p>05/03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14H00M00S" calcext:value-type="time">
            <text:p>02:00:00 PM</text:p>
          </table:table-cell>
          <table:table-cell table:style-name="ce2" office:value-type="time" office:time-value="PT18H00M00S" calcext:value-type="time">
            <text:p>06:00:00 PM</text:p>
          </table:table-cell>
          <table:table-cell table:formula="of:=[.C124]-[.B124]" office:value-type="time" office:time-value="PT04H00M00S" calcext:value-type="time">
            <text:p>04:00:00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/>
          <table:table-cell table:style-name="ce2" office:value-type="time" office:time-value="PT20H00M00S" calcext:value-type="time">
            <text:p>08:00:00 PM</text:p>
          </table:table-cell>
          <table:table-cell table:style-name="ce2" office:value-type="time" office:time-value="PT21H00M00S" calcext:value-type="time">
            <text:p>09:00:00 PM</text:p>
          </table:table-cell>
          <table:table-cell table:formula="of:=[.C125]-[.B125]" office:value-type="time" office:time-value="PT01H00M00S" calcext:value-type="time">
            <text:p>01:00:00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5-04" calcext:value-type="date">
            <text:p>05/04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15H00M00S" calcext:value-type="time">
            <text:p>03:00:00 PM</text:p>
          </table:table-cell>
          <table:table-cell table:style-name="ce2" office:value-type="time" office:time-value="PT17H00M00S" calcext:value-type="time">
            <text:p>05:00:00 PM</text:p>
          </table:table-cell>
          <table:table-cell table:formula="of:=[.C128]-[.B128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ce2" office:value-type="time" office:time-value="PT19H00M00S" calcext:value-type="time">
            <text:p>07:00:00 PM</text:p>
          </table:table-cell>
          <table:table-cell table:style-name="ce2" office:value-type="time" office:time-value="PT21H00M00S" calcext:value-type="time">
            <text:p>09:00:00 PM</text:p>
          </table:table-cell>
          <table:table-cell table:formula="of:=[.C129]-[.B129]" office:value-type="time" office:time-value="PT02H00M00S" calcext:value-type="time">
            <text:p>02:00:00</text:p>
          </table:table-cell>
          <table:table-cell office:value-type="string" calcext:value-type="string">
            <text:p>CAD Desig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k total</text:p>
          </table:table-cell>
          <table:table-cell table:formula="of:=SUM([.D103:.D129])" office:value-type="time" office:time-value="PT36H45M00S" calcext:value-type="time">
            <text:p>36:45:00</text:p>
          </table:table-cell>
          <table:table-cell/>
        </table:table-row>
        <table:table-row table:style-name="ro1">
          <table:table-cell office:value-type="string" calcext:value-type="string">
            <text:p>Week 8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5-05" calcext:value-type="date">
            <text:p>05/05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11H10M00S" calcext:value-type="time">
            <text:p>11:10:00 AM</text:p>
          </table:table-cell>
          <table:table-cell table:style-name="ce2" office:value-type="time" office:time-value="PT12H00M00S" calcext:value-type="time">
            <text:p>12:00:00 PM</text:p>
          </table:table-cell>
          <table:table-cell table:formula="of:=[.C134]-[.B134]" office:value-type="time" office:time-value="PT00H50M00S" calcext:value-type="time">
            <text:p>00:5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ce2" office:value-type="time" office:time-value="PT12H50M00S" calcext:value-type="time">
            <text:p>12:50:00 PM</text:p>
          </table:table-cell>
          <table:table-cell table:style-name="ce2" office:value-type="time" office:time-value="PT16H00M00S" calcext:value-type="time">
            <text:p>04:00:00 PM</text:p>
          </table:table-cell>
          <table:table-cell table:formula="of:=[.C135]-[.B135]" office:value-type="time" office:time-value="PT03H10M00S" calcext:value-type="time">
            <text:p>03:10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ce2" office:value-type="time" office:time-value="PT18H00M00S" calcext:value-type="time">
            <text:p>06:00:00 PM</text:p>
          </table:table-cell>
          <table:table-cell table:style-name="ce2" office:value-type="time" office:time-value="PT21H00M00S" calcext:value-type="time">
            <text:p>09:00:00 PM</text:p>
          </table:table-cell>
          <table:table-cell table:formula="of:=[.C136]-[.B136]" office:value-type="time" office:time-value="PT03H00M00S" calcext:value-type="time">
            <text:p>03:00:00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25-05-06" calcext:value-type="date">
            <text:p>05/06/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time" office:time-value="PT08H20M00S" calcext:value-type="time">
            <text:p>08:20:00 AM</text:p>
          </table:table-cell>
          <table:table-cell table:style-name="ce2" office:value-type="time" office:time-value="PT15H45M00S" calcext:value-type="time">
            <text:p>03:45:00 PM</text:p>
          </table:table-cell>
          <table:table-cell table:formula="of:=[.C139]-[.B139]" office:value-type="time" office:time-value="PT07H25M00S" calcext:value-type="time">
            <text:p>07:25:00</text:p>
          </table:table-cell>
          <table:table-cell office:value-type="string" calcext:value-type="string">
            <text:p>Assembly</text:p>
          </table:table-cell>
        </table:table-row>
        <table:table-row table:style-name="ro1">
          <table:table-cell/>
          <table:table-cell table:style-name="ce2" office:value-type="time" office:time-value="PT18H00M00S" calcext:value-type="time">
            <text:p>06:00:00 PM</text:p>
          </table:table-cell>
          <table:table-cell table:style-name="ce2" office:value-type="time" office:time-value="PT22H00M00S" calcext:value-type="time">
            <text:p>10:00:00 PM</text:p>
          </table:table-cell>
          <table:table-cell table:formula="of:=[.C140]-[.B140]" office:value-type="time" office:time-value="PT04H00M00S" calcext:value-type="time">
            <text:p>04:00:00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ek Total</text:p>
          </table:table-cell>
          <table:table-cell table:formula="of:=SUM([.D134:.D140])" office:value-type="time" office:time-value="PT18H25M00S" calcext:value-type="time">
            <text:p>18:25: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 Hours</text:p>
          </table:table-cell>
          <table:table-cell table:formula="of:=SUM([.D16];[.D32];[.D48];[.D74];[.D99];[.D130];[.D141])" office:value-type="time" office:time-value="PT132H06M00S" calcext:value-type="time">
            <text:p>132:06: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bor Cost</text:p>
          </table:table-cell>
          <table:table-cell table:style-name="ce7" office:value-type="currency" office:currency="USD" office:value="6605" calcext:value-type="currency">
            <text:p>$6,605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 style:data-style-name="N2" text:time-value="18:30:50.7081942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7:29:29.879000000</meta:creation-date>
    <dc:date>2025-05-06T18:34:49.638484823</dc:date>
    <meta:editing-duration>PT4H55M5S</meta:editing-duration>
    <meta:editing-cycles>22</meta:editing-cycles>
    <meta:generator>LibreOffice/24.8.5.2$Linux_X86_64 LibreOffice_project/480$Build-2</meta:generator>
    <meta:document-statistic meta:table-count="1" meta:cell-count="351" meta:object-count="0"/>
  </office:meta>
</office:document-meta>
</file>